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6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7" style:family="paragraph" style:parent-style-name="Standard">
      <style:text-properties officeooo:paragraph-rsid="001344da"/>
    </style:style>
    <style:style style:name="P8" style:family="paragraph" style:parent-style-name="Standard">
      <style:text-properties officeooo:rsid="002eb83f" officeooo:paragraph-rsid="002eb83f"/>
    </style:style>
    <style:style style:name="P9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0" style:family="paragraph" style:parent-style-name="Standard">
      <style:text-properties officeooo:rsid="0041db6a" officeooo:paragraph-rsid="0041db6a"/>
    </style:style>
    <style:style style:name="P11" style:family="paragraph" style:parent-style-name="Standard">
      <style:text-properties officeooo:rsid="00444529" officeooo:paragraph-rsid="00444529"/>
    </style:style>
    <style:style style:name="P12" style:family="paragraph" style:parent-style-name="Standard">
      <style:text-properties officeooo:rsid="004c247b" officeooo:paragraph-rsid="004c247b"/>
    </style:style>
    <style:style style:name="P13" style:family="paragraph" style:parent-style-name="Standard" style:list-style-name="L1">
      <style:text-properties officeooo:rsid="001344da" officeooo:paragraph-rsid="001344da"/>
    </style:style>
    <style:style style:name="P14" style:family="paragraph" style:parent-style-name="Standard" style:list-style-name="L2">
      <style:text-properties officeooo:rsid="001344da" officeooo:paragraph-rsid="001344da"/>
    </style:style>
    <style:style style:name="P15" style:family="paragraph" style:parent-style-name="Standard" style:list-style-name="L3">
      <style:text-properties officeooo:rsid="001344da" officeooo:paragraph-rsid="0014792b"/>
    </style:style>
    <style:style style:name="P16" style:family="paragraph" style:parent-style-name="Standard" style:list-style-name="L2">
      <style:text-properties officeooo:rsid="0014792b" officeooo:paragraph-rsid="0035b7eb"/>
    </style:style>
    <style:style style:name="P17" style:family="paragraph" style:parent-style-name="Standard" style:list-style-name="L2">
      <style:text-properties officeooo:rsid="0014792b" officeooo:paragraph-rsid="0014792b"/>
    </style:style>
    <style:style style:name="P18" style:family="paragraph" style:parent-style-name="Standard" style:list-style-name="L6">
      <style:text-properties officeooo:rsid="0014792b" officeooo:paragraph-rsid="0014792b"/>
    </style:style>
    <style:style style:name="P19" style:family="paragraph" style:parent-style-name="Standard" style:list-style-name="L2">
      <style:text-properties officeooo:rsid="003491f4" officeooo:paragraph-rsid="003491f4"/>
    </style:style>
    <style:style style:name="P20" style:family="paragraph" style:parent-style-name="Standard" style:list-style-name="L3">
      <style:text-properties officeooo:rsid="003491f4" officeooo:paragraph-rsid="003491f4"/>
    </style:style>
    <style:style style:name="P21" style:family="paragraph" style:parent-style-name="Standard" style:list-style-name="L4">
      <style:text-properties officeooo:rsid="001306fb" officeooo:paragraph-rsid="001306fb"/>
    </style:style>
    <style:style style:name="P22" style:family="paragraph" style:parent-style-name="Standard" style:list-style-name="L6">
      <style:text-properties officeooo:rsid="001306fb" officeooo:paragraph-rsid="001306fb"/>
    </style:style>
    <style:style style:name="P23" style:family="paragraph" style:parent-style-name="Standard" style:list-style-name="L5">
      <style:text-properties officeooo:rsid="0041f5d8" officeooo:paragraph-rsid="001aaf2c"/>
    </style:style>
    <style:style style:name="P24" style:family="paragraph" style:parent-style-name="Standard" style:list-style-name="L5">
      <style:text-properties officeooo:rsid="0020bbe9" officeooo:paragraph-rsid="0020bbe9"/>
    </style:style>
    <style:style style:name="P25" style:family="paragraph" style:parent-style-name="Standard" style:list-style-name="L5">
      <style:text-properties officeooo:rsid="0021ec6a" officeooo:paragraph-rsid="0021ec6a"/>
    </style:style>
    <style:style style:name="P26" style:family="paragraph" style:parent-style-name="Standard" style:list-style-name="L5">
      <style:text-properties officeooo:rsid="002218ed" officeooo:paragraph-rsid="002218ed"/>
    </style:style>
    <style:style style:name="P27" style:family="paragraph" style:parent-style-name="Standard" style:list-style-name="L5">
      <style:text-properties officeooo:rsid="002eb83f" officeooo:paragraph-rsid="002eb83f"/>
    </style:style>
    <style:style style:name="P28" style:family="paragraph" style:parent-style-name="Standard" style:list-style-name="L6">
      <style:text-properties officeooo:rsid="0015a887" officeooo:paragraph-rsid="0015a887"/>
    </style:style>
    <style:style style:name="P29" style:family="paragraph" style:parent-style-name="Standard" style:list-style-name="L6">
      <style:text-properties officeooo:rsid="0041db6a" officeooo:paragraph-rsid="0041db6a"/>
    </style:style>
    <style:style style:name="P30" style:family="paragraph" style:parent-style-name="Standard" style:list-style-name="L7">
      <style:text-properties officeooo:rsid="00444529" officeooo:paragraph-rsid="00444529"/>
    </style:style>
    <style:style style:name="P31" style:family="paragraph" style:parent-style-name="Standard" style:list-style-name="L7">
      <style:text-properties officeooo:rsid="00488221" officeooo:paragraph-rsid="00488221"/>
    </style:style>
    <style:style style:name="P32" style:family="paragraph" style:parent-style-name="Standard" style:list-style-name="L7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P35" style:family="paragraph" style:parent-style-name="Standard" style:list-style-name="L7">
      <style:text-properties officeooo:rsid="005b0635" officeooo:paragraph-rsid="005b0635"/>
    </style:style>
    <style:style style:name="P36" style:family="paragraph" style:parent-style-name="Standard" style:list-style-name="L7">
      <style:text-properties officeooo:rsid="005b65f6" officeooo:paragraph-rsid="005b65f6"/>
    </style:style>
    <style:style style:name="P37" style:family="paragraph" style:parent-style-name="Standard" style:list-style-name="L7">
      <style:text-properties officeooo:rsid="005d5e3e" officeooo:paragraph-rsid="005d5e3e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6073e"/>
    </style:style>
    <style:style style:name="T16" style:family="text">
      <style:text-properties officeooo:rsid="00462e4f"/>
    </style:style>
    <style:style style:name="T17" style:family="text">
      <style:text-properties officeooo:rsid="00480569"/>
    </style:style>
    <style:style style:name="T18" style:family="text">
      <style:text-properties officeooo:rsid="004fb7b5"/>
    </style:style>
    <style:style style:name="T19" style:family="text">
      <style:text-properties officeooo:rsid="0050c053"/>
    </style:style>
    <style:style style:name="T20" style:family="text">
      <style:text-properties officeooo:rsid="005d0e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1183457424" text:style-name="L1">
        <text:list-item>
          <text:p text:style-name="P13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7"/>
      <text:p text:style-name="P2"/>
      <text:p text:style-name="P3">extracting similar concepts:</text:p>
      <text:list xml:id="list1999401942" text:style-name="L2">
        <text:list-item>
          <text:p text:style-name="P14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14"/>
        </text:list-item>
        <text:list-item>
          <text:p text:style-name="P16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9"><text:tab/></text:p>
      <text:p text:style-name="P9"/>
      <text:list xml:id="list231045671390986" text:continue-numbering="true" text:style-name="L2">
        <text:list-item>
          <text:p text:style-name="P17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7"/>
        </text:list-item>
        <text:list-item>
          <text:p text:style-name="P19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1172146137" text:style-name="L3">
        <text:list-item>
          <text:p text:style-name="P15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20"/>
        </text:list-item>
      </text:list>
      <text:p text:style-name="P4"/>
      <text:p text:style-name="P1"/>
      <text:p text:style-name="P3">references or inheritance:</text:p>
      <text:p text:style-name="P2"/>
      <text:list xml:id="list4217172214" text:style-name="L4">
        <text:list-item>
          <text:p text:style-name="P21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2718083087" text:style-name="L5">
        <text:list-item>
          <text:p text:style-name="P23">a ViewPoint is composed of several ViewTypes. <text:s/>To ensure that e.g. a SystemSpecificViewPoint isn’t composed oof SystemIndependenViewTypes, we specified several OCL Constraints.</text:p>
        </text:list-item>
        <text:list-item>
          <text:p text:style-name="P24">Service only has associations to signatures and interfaces because those can exist without a service. </text:p>
        </text:list-item>
        <text:list-item>
          <text:p text:style-name="P25">There’s a Composition-Relation between Repository and Interfaces/Component since they can only exist within a Repository</text:p>
        </text:list-item>
        <text:list-item>
          <text:p text:style-name="P26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7">A Component is <text:span text:style-name="T10">in a composition-relation to ServiceEffectSpecification since the latter can only exist with a component. </text:span></text:p>
        </text:list-item>
      </text:list>
      <text:p text:style-name="P8"><text:soft-page-break/></text:p>
      <text:p text:style-name="P8"/>
      <text:p text:style-name="P8"/>
      <text:p text:style-name="P4">instantiability:</text:p>
      <text:p text:style-name="P1"/>
      <text:list xml:id="list29769186" text:style-name="L6">
        <text:list-item>
          <text:p text:style-name="P22">Type, ParameterType should not be instantiable, because it not used directly; only it’s subtypes are used</text:p>
        </text:list-item>
        <text:list-item>
          <text:p text:style-name="P22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22">Action-Metaclass should not be instantiable, since o<text:span text:style-name="T2">n</text:span>ly it’s subtypes are used</text:p>
        </text:list-item>
        <text:list-item>
          <text:p text:style-name="P18">Role shouldn’t be instantiable, since it’s only used through the subtypes <text:span text:style-name="T2">and doens’t have a meaning per se. </text:span></text:p>
        </text:list-item>
        <text:list-item>
          <text:p text:style-name="P28">Context-Metaclass (result of extraction, see above) shoulnd’t be instantiable, since it’s only used through it’s subclasses and doens’t have a meaning per se</text:p>
        </text:list-item>
        <text:list-item>
          <text:p text:style-name="P29">All ViewPoint-subtypes and all ViewType-Subtypes are abstract because they are only used through their subtypes and have no use per se. </text:p>
        </text:list-item>
      </text:list>
      <text:p text:style-name="P10"/>
      <text:p text:style-name="P5">Improvement to the modelling <text:span text:style-name="T17">from subtask a</text:span>:</text:p>
      <text:p text:style-name="P11"/>
      <text:list xml:id="list1543588839" text:style-name="L7">
        <text:list-item>
          <text:p text:style-name="P30">The EnvironmentViewType was not directly considered in the environment <text:span text:style-name="T15">concept classes</text:span> in the subtask a), but the Environment class is actually a specific EnvironmentViewType itself, so therefor<text:span text:style-name="T16">e</text:span> EnvironmentViewType becomes the super class of Environment</text:p>
        </text:list-item>
        <text:list-item>
          <text:p text:style-name="P30">The AllocationViewType was also not considered in the prior task in the environment concept <text:span text:style-name="T16">classes. But AllocationContext is actually a specific AllocationViewType and therefore AllocationViewType becomes the super class of AllocationContext.</text:span></text:p>
        </text:list-item>
        <text:list-item>
          <text:p text:style-name="P31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2">Fixed a small error: <text:s/>the reference from DelegationConnector to RequiredRole in assembly.ecore was changed to a reference from DelegationConnector to class Role</text:p>
        </text:list-item>
      </text:list>
      <text:p text:style-name="P12"/>
      <text:p text:style-name="P6"><text:span text:style-name="T20">our r</text:span>efactorings for c)</text:p>
      <text:list xml:id="list231047002500778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, for example if you <text:span text:style-name="T18">create model instances with an editor for your metamodel</text:span></text:p>
        </text:list-item>
        <text:list-item>
          <text:p text:style-name="P34">It also helpful if there is <text:span text:style-name="T19">a </text:span>dedicated container-class per ViewType <text:span text:style-name="T19">for all the corresponding classes, especially if you are creating model instances with an editor (we also don’t have it everywhere)</text:span></text:p>
        </text:list-item>
        <text:list-item>
          <text:p text:style-name="P35">removed Orderedness from every collection where it’s not necessary, because it hinders ocl-constraint-validation</text:p>
        </text:list-item>
        <text:list-item>
          <text:p text:style-name="P36">attributes name<text:span text:style-name="T20">d</text:span> “interface” had to be renamed “interFace” due to collision with ocl’s reserved keyword “<text:span text:style-name="T20">interface” </text:span></text:p>
        </text:list-item>
        <text:list-item>
          <text:p text:style-name="P37">lowered the bounds of Interface’s and Service’s collection of signatues, since it allows reusability of signatures in the generated editor ( so that Signatures don’t have to be created as children of Service and Interface, which can cause redundancy) 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7T23:10:45.129291358</dc:date>
    <meta:editing-duration>PT6H58M1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753" meta:character-count="5294" meta:non-whitespace-character-count="4591"/>
  </office:meta>
</office:document-meta>
</file>